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Arial, sans-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Helvetica, 'Lucida Sans Unicode', 'Lucida Grande', Arial, Verdana, sansSerif"/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monospace" svg:font-family="monospace"/>
    <style:font-face style:name="monospace1" svg:font-family="monospace, monospace"/>
    <style:font-face style:name="var bs-font-monospace" svg:font-family="'var bs-font-monospace'"/>
    <style:font-face style:name="var code-font" svg:font-family="'var code-font'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13.402cm" style:rel-column-width="7598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552cm"/>
    </style:style>
    <style:style style:name="P1" style:family="paragraph" style:parent-style-name="Preformatted_20_Text">
      <style:paragraph-properties fo:margin-left="0cm" fo:margin-right="0cm" fo:orphans="2" fo:widows="2" fo:text-indent="0cm" style:auto-text-indent="fals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747579" loext:opacity="100%" style:font-name="var bs-font-monospace" fo:font-size="9pt" fo:letter-spacing="normal" fo:font-style="normal" fo:font-weight="normal"/>
    </style:style>
    <style:style style:name="P2" style:family="paragraph" style:parent-style-name="Preformatted_20_Text">
      <loext:graphic-properties draw:fill="solid" draw:fill-color="#eeeeee" draw:opacity="100%"/>
      <style:paragraph-properties fo:margin-top="0cm" fo:margin-bottom="0.499cm" style:contextual-spacing="false" fo:orphans="2" fo:widows="2" fo:background-color="#eeeee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747579" loext:opacity="100%" style:font-name="var bs-font-monospace" fo:font-size="9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orphans="2" fo:widows="2" fo:background-color="#eeeee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747579" loext:opacity="100%" style:font-name="var bs-font-monospace" fo:font-size="9pt" fo:letter-spacing="normal" fo:font-style="normal" fo:font-weight="normal"/>
    </style:style>
    <style:style style:name="P4" style:family="paragraph" style:parent-style-name="Preformatted_20_Text">
      <loext:graphic-properties draw:fill="solid" draw:fill-color="#eeeeee" draw:opacity="100%"/>
      <style:paragraph-properties fo:margin-top="0cm" fo:margin-bottom="0.499cm" style:contextual-spacing="false" fo:orphans="2" fo:widows="2" fo:background-color="#eeeee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747579" loext:opacity="100%" style:font-name="var bs-font-monospace" fo:font-size="9pt" fo:letter-spacing="normal" fo:font-style="normal" fo:font-weight="normal" officeooo:rsid="0018c344" officeooo:paragraph-rsid="0018c344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 officeooo:paragraph-rsid="001a627f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 style:font-name-asian="NSimSun" style:font-size-asian="10pt" style:font-name-complex="Liberation Mono" style:font-size-complex="10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 style:font-name-asian="NSimSun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bold" style:font-weight-asian="bold" style:font-weight-complex="bold"/>
    </style:style>
    <style:style style:name="P10" style:family="paragraph" style:parent-style-name="Standard">
      <style:text-properties officeooo:rsid="00156b0e" officeooo:paragraph-rsid="00156b0e"/>
    </style:style>
    <style:style style:name="P11" style:family="paragraph" style:parent-style-name="Standard">
      <style:paragraph-properties fo:margin-left="0.318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var code-font" fo:font-size="8.39999961853027pt" fo:letter-spacing="normal" fo:font-style="normal" fo:font-weight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var code-font" fo:font-size="8.39999961853027pt" fo:letter-spacing="normal" fo:font-style="normal" fo:font-weight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var code-font" fo:font-size="8.39999961853027pt" fo:letter-spacing="normal" fo:font-style="normal" fo:font-weight="normal" officeooo:paragraph-rsid="0015f1f6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inherit" fo:font-size="8.39999961853027pt" fo:letter-spacing="normal" fo:font-style="normal" fo:font-weight="normal" loext:padding="0cm" loext:border="none"/>
    </style:style>
    <style:style style:name="P15" style:family="paragraph" style:parent-style-name="Standard">
      <style:text-properties fo:font-variant="normal" fo:text-transform="none" fo:color="#000000" loext:opacity="100%" style:font-name="monospace" fo:font-size="8.39999961853027pt" fo:letter-spacing="normal" fo:font-style="normal" fo:font-weight="normal" style:font-name-asian="NSimSun" style:font-size-asian="10pt" style:font-weight-asian="bold" style:font-name-complex="Liberation Mono" style:font-size-complex="10pt" style:font-weight-complex="bold"/>
    </style:style>
    <style:style style:name="P16" style:family="paragraph" style:parent-style-name="Standard">
      <style:paragraph-properties fo:margin-left="0.318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Standard">
      <style:paragraph-properties fo:margin-left="0.318cm" fo:margin-right="0cm" fo:margin-top="0cm" fo:margin-bottom="0cm" style:contextual-spacing="false" fo:orphans="2" fo:widows="2" fo:text-indent="0cm" style:auto-text-indent="false"/>
      <style:text-properties officeooo:rsid="0015f1f6" officeooo:paragraph-rsid="0015f1f6"/>
    </style:style>
    <style:style style:name="P19" style:family="paragraph" style:parent-style-name="Standard">
      <style:text-properties officeooo:paragraph-rsid="0015f1f6"/>
    </style:style>
    <style:style style:name="P20" style:family="paragraph" style:parent-style-name="Standard">
      <style:text-properties officeooo:rsid="00174624" officeooo:paragraph-rsid="00174624"/>
    </style:style>
    <style:style style:name="P21" style:family="paragraph" style:parent-style-name="Standard">
      <style:text-properties officeooo:paragraph-rsid="0018c344"/>
    </style:style>
    <style:style style:name="P22" style:family="paragraph" style:parent-style-name="Standard">
      <style:text-properties officeooo:rsid="001c438e" officeooo:paragraph-rsid="001c438e"/>
    </style:style>
    <style:style style:name="P23" style:family="paragraph" style:parent-style-name="Standard">
      <style:text-properties officeooo:paragraph-rsid="001c438e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5f1f6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15f1f6" officeooo:paragraph-rsid="0015f1f6"/>
    </style:style>
    <style:style style:name="P26" style:family="paragraph" style:parent-style-name="Table_20_Contents">
      <style:text-properties officeooo:rsid="0015f1f6" officeooo:paragraph-rsid="0015f1f6"/>
    </style:style>
    <style:style style:name="T1" style:family="text">
      <style:text-properties officeooo:rsid="00156b0e"/>
    </style:style>
    <style:style style:name="T2" style:family="text">
      <style:text-properties style:font-name="inheri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c344" style:font-weight-asian="bold" style:font-weight-complex="bold"/>
    </style:style>
    <style:style style:name="T5" style:family="text">
      <style:text-properties fo:font-variant="normal" fo:text-transform="none" fo:color="#333333" loext:opacity="100%" style:font-name="var code-font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33333" loext:opacity="100%" style:font-name="var code-font" fo:font-size="8.39999961853027pt" fo:letter-spacing="normal" fo:font-style="normal" fo:font-weight="normal" officeooo:rsid="0015f1f6" loext:padding="0cm" loext:border="none"/>
    </style:style>
    <style:style style:name="T7" style:family="text">
      <style:text-properties fo:font-variant="normal" fo:text-transform="none" fo:color="#333333" loext:opacity="100%" style:font-name="var code-font" fo:font-size="8.39999961853027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333333" loext:opacity="100%" style:font-name="inherit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33333" loext:opacity="100%" style:font-name="inherit" fo:font-size="8.39999961853027pt" fo:letter-spacing="normal" fo:font-style="normal" fo:font-weight="normal" officeooo:rsid="0015f1f6" loext:padding="0cm" loext:border="none"/>
    </style:style>
    <style:style style:name="T10" style:family="text">
      <style:text-properties fo:font-variant="normal" fo:text-transform="none" fo:color="#333333" loext:opacity="100%" style:font-name="Open Sans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222222" loext:opacity="100%" style:font-name="Lucida Grande" fo:font-size="9.60000038146973pt" fo:letter-spacing="normal" fo:font-style="normal" fo:font-weight="normal"/>
    </style:style>
    <style:style style:name="T12" style:family="text">
      <style:text-properties fo:font-variant="normal" fo:text-transform="none" fo:color="#222222" loext:opacity="100%" style:font-name="Lucida Grande" fo:font-size="9.60000038146973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222222" loext:opacity="100%" style:font-name="Lucida Grand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22222" loext:opacity="100%" fo:letter-spacing="normal"/>
    </style:style>
    <style:style style:name="T15" style:family="text">
      <style:text-properties fo:font-variant="normal" fo:text-transform="none" fo:color="#222222" loext:opacity="100%" style:font-name="monospace1" fo:font-size="9pt" fo:letter-spacing="normal" fo:font-style="normal" fo:font-weight="normal" fo:background-color="#ecf0f3" loext:char-shading-value="0" loext:padding="0cm" loext:border="none"/>
    </style:style>
    <style:style style:name="T16" style:family="text">
      <style:text-properties fo:font-variant="normal" fo:text-transform="none" fo:color="#222222" loext:opacity="100%" style:font-name="monospace1" fo:font-size="9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222222" loext:opacity="100%" style:font-name="monospace1" fo:font-size="11.3999996185303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19" style:family="text">
      <style:text-properties officeooo:rsid="0015f1f6"/>
    </style:style>
    <style:style style:name="T20" style:family="text">
      <style:text-properties officeooo:rsid="00174624"/>
    </style:style>
    <style:style style:name="T21" style:family="text">
      <style:text-properties fo:color="#222222" loext:opacity="100%" style:font-name="Lucida Grande" fo:font-size="9.60000038146973pt" fo:letter-spacing="normal" fo:font-weight="normal"/>
    </style:style>
    <style:style style:name="T22" style:family="text">
      <style:text-properties fo:color="#222222" loext:opacity="100%" style:font-name="Lucida Grande" fo:font-size="9.60000038146973pt" fo:font-weight="bold" style:font-weight-asian="bold" style:font-weight-complex="bold"/>
    </style:style>
    <style:style style:name="T23" style:family="text">
      <style:text-properties fo:color="#222222" loext:opacity="100%" style:font-name="Lucida Grande" fo:font-weight="bold" style:font-weight-asian="bold" style:font-weight-complex="bold"/>
    </style:style>
    <style:style style:name="T24" style:family="text">
      <style:text-properties fo:color="#222222" loext:opacity="100%" style:font-name="monospace1" fo:font-size="9pt" fo:font-weight="bold" fo:background-color="#ffffff" loext:char-shading-value="0" style:font-weight-asian="bold" style:font-weight-complex="bold" loext:padding="0cm" loext:border="none"/>
    </style:style>
    <style:style style:name="T25" style:family="text">
      <style:text-properties fo:color="#222222" loext:opacity="100%" style:font-name="monospace1" fo:font-size="9.60000038146973pt" fo:letter-spacing="normal" fo:font-weight="bold" style:font-weight-asian="bold" style:font-weight-complex="bold"/>
    </style:style>
    <style:style style:name="T26" style:family="text">
      <style:text-properties fo:color="#222222" loext:opacity="100%" style:font-name="monospace1" fo:font-size="9.60000038146973pt" fo:font-weight="bold" style:font-weight-asian="bold" style:font-weight-complex="bold"/>
    </style:style>
    <style:style style:name="T27" style:family="text">
      <style:text-properties fo:color="#222222" loext:opacity="100%" style:font-name="monospace1" fo:font-size="11.3999996185303pt" fo:font-weight="bold" fo:background-color="#ffffff" loext:char-shading-value="0" style:font-weight-asian="bold" style:font-weight-complex="bold" loext:padding="0cm" loext:border="none"/>
    </style:style>
    <style:style style:name="T28" style:family="text">
      <style:text-properties fo:color="#000088" loext:opacity="100%"/>
    </style:style>
    <style:style style:name="T29" style:family="text">
      <style:text-properties fo:color="#000000" loext:opacity="100%"/>
    </style:style>
    <style:style style:name="T30" style:family="text">
      <style:text-properties fo:color="#666600" loext:opacity="100%"/>
    </style:style>
    <style:style style:name="T31" style:family="text">
      <style:text-properties fo:color="#008800" loext:opacity="100%"/>
    </style:style>
    <style:style style:name="T32" style:family="text">
      <style:text-properties fo:color="#008800" loext:opacity="100%" officeooo:rsid="0018c344"/>
    </style:style>
    <style:style style:name="T33" style:family="text">
      <style:text-properties officeooo:rsid="0018c344"/>
    </style:style>
    <style:style style:name="T34" style:family="text">
      <style:text-properties fo:color="#0072aa" loext:opacity="100%" style:text-line-through-style="none" style:text-line-through-type="none" style:font-name="Lucida Grande" style:text-underline-style="none" fo:font-weight="bold" style:text-blinking="false" style:font-weight-asian="bold" style:font-weight-complex="bold" loext:padding="0cm" loext:border="none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1c43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hat is the benefit of regular expressions?</text:p>
      <text:p text:style-name="P10">Ans: </text:p>
      <text:p text:style-name="Standard">Regular expressions are the key to powerful, flexible, and efficient text processing. Regular expressions themselves, with a general pattern notation almost like a mini programming language, allow you to describe and parse text.</text:p>
      <text:p text:style-name="Standard"/>
      <text:p text:style-name="Standard">Q2. Describe the difference between the effects of &amp;quot;(ab)c+&amp;quot; and &amp;quot;a(bc)+.&amp;quot; Which of these, if any, is the unqualified pattern &amp;quot;abc+&amp;quot;?</text:p>
      <text:p text:style-name="P10">Ans: <text:span text:style-name="T19">abc+ and (ab)c+ are same. a(ab)+ is unqualified pattern</text:span></text:p>
      <table:table table:name="Table1" table:style-name="Table1">
        <table:table-column table:style-name="Table1.A"/>
        <table:table-column table:style-name="Table1.B"/>
        <table:table-row table:style-name="TableLine2096669233008">
          <table:table-cell table:style-name="Table1.A1" office:value-type="string">
            <text:p text:style-name="P10">(ab)c+ </text:p>
          </table:table-cell>
          <table:table-cell table:style-name="Table1.A1" office:value-type="string">
            <text:p text:style-name="P11"><text:span text:style-name="T1">a</text:span>b <text:span text:style-name="T2">matches the characters ab literally (case sensitive)</text:span></text:p>
            <text:p text:style-name="P17"><text:span text:style-name="T5"><text:s text:c="4"/>c </text:span><text:span text:style-name="T8">matches the character c </text:span><text:span text:style-name="T9">li</text:span><text:span text:style-name="T10">terally (case sensitive)</text:span><text:span text:style-name="T8"> </text:span></text:p>
            <text:p text:style-name="P17"><text:span text:style-name="T8"><text:s text:c="3"/>  </text:span><text:span text:style-name="T9">+</text:span><text:span text:style-name="T8"> </text:span><text:span text:style-name="T10">matches the previous token between </text:span><text:span text:style-name="T7">one</text:span><text:span text:style-name="T10"> and </text:span><text:span text:style-name="T7">unlimited</text:span><text:span text:style-name="T10"> times, as many times as possible, giving back as needed </text:span><text:span text:style-name="T5">(greedy)</text:span><text:span text:style-name="T8"> </text:span></text:p>
            <text:p text:style-name="P17"><text:span text:style-name="T8"><text:s/></text:span><text:span text:style-name="T9">matches abc, abcc, abcccc</text:span></text:p>
          </table:table-cell>
        </table:table-row>
        <table:table-row table:style-name="Table1.2">
          <table:table-cell table:style-name="Table1.A1" office:value-type="string">
            <text:p text:style-name="P26">a(ab)+</text:p>
          </table:table-cell>
          <table:table-cell table:style-name="Table1.A1" office:value-type="string">
            <text:p text:style-name="P24"><text:span text:style-name="T5"><text:s text:c="3"/></text:span><text:span text:style-name="T6">a </text:span><text:span text:style-name="T10">matches the character </text:span><text:span text:style-name="T8">a</text:span> <text:span text:style-name="T8">literally (case sensitive)</text:span></text:p>
            <text:p text:style-name="P24"><text:span text:style-name="T9"><text:s/>(ab) a capturing group, </text:span><text:span text:style-name="T8">bc </text:span><text:span text:style-name="T10">matches the characters </text:span><text:span text:style-name="T8">bc</text:span><text:span text:style-name="T10"> literally (case sensitive)</text:span> </text:p>
            <text:p text:style-name="P24"><text:span text:style-name="T8"><text:s text:c="2"/></text:span><text:span text:style-name="T7">+</text:span><text:span text:style-name="T8"> </text:span><text:span text:style-name="T10">matches the previous token between </text:span><text:span text:style-name="T7">one</text:span><text:span text:style-name="T10"> and </text:span><text:span text:style-name="T7">unlimited</text:span><text:span text:style-name="T10"> times, as many times as possible, giving back as needed </text:span><text:span text:style-name="T5">(greedy)</text:span><text:span text:style-name="T8"> </text:span></text:p>
            <text:p text:style-name="P25"><text:span text:style-name="T8">matches abcbcbcbcbcbc, abc ,abcbc </text:span></text:p>
          </table:table-cell>
        </table:table-row>
        <table:table-row table:style-name="Table1.2">
          <table:table-cell table:style-name="Table1.A1" office:value-type="string">
            <text:p text:style-name="P26">abc+</text:p>
          </table:table-cell>
          <table:table-cell table:style-name="Table1.A1" office:value-type="string">
            <text:p text:style-name="P13">ab</text:p>
            <text:p text:style-name="P14">matches the characters ab literally (case sensitive)</text:p>
            <text:p text:style-name="P12">c</text:p>
            <text:p text:style-name="P14">matches the character c <text:s/>literally (case sensitive)</text:p>
            <text:p text:style-name="P16"><text:span text:style-name="T7">+</text:span><text:span text:style-name="T8"> matches the previous token between </text:span><text:span text:style-name="T7">one</text:span><text:span text:style-name="T8"> and </text:span><text:span text:style-name="T7">unlimited</text:span><text:span text:style-name="T8"> times, as many times as possible, giving back as needed </text:span><text:span text:style-name="T5">(greedy)</text:span></text:p>
            <text:p text:style-name="P18"><text:span text:style-name="T5">MATCHES :</text:span><text:span text:style-name="T8">abc, abcc, abcccc</text:span></text:p>
          </table:table-cell>
        </table:table-row>
      </table:table>
      <text:p text:style-name="P10"><text:span text:style-name="T5"/></text:p>
      <text:p text:style-name="Standard">Q3. How much do you need to use the following sentence while using regular expressions?</text:p>
      <text:p text:style-name="Standard">import re</text:p>
      <text:p text:style-name="P10">Ans: always need to use in a module to import re functionality</text:p>
      <text:p text:style-name="P10"/>
      <text:p text:style-name="Standard">Q4. Which characters have special significance in square brackets when expressing a range, and</text:p>
      <text:p text:style-name="Standard">under what circumstances?</text:p>
      <text:p text:style-name="P19"><text:span text:style-name="T19">And: <text:s/></text:span><text:span text:style-name="T20">^ has a special significance. Specifies </text:span><text:span text:style-name="T11">all the characters that are </text:span><text:span text:style-name="Emphasis"><text:span text:style-name="T21">not</text:span></text:span><text:span text:style-name="T14"> </text:span><text:span text:style-name="T11">in the set will be matched.</text:span> </text:p>
      <text:p text:style-name="P19"><text:tab/><text:span text:style-name="T20">\ <text:s/>allow to match ][ as <text:s/>literal [] loses special meaning</text:span></text:p>
      <text:p text:style-name="P19"><text:tab/><text:bookmark text:name="index-10"/><text:span text:style-name="T11">Special characters lose their special meaning inside sets. For example, </text:span><text:span text:style-name="Source_20_Text"><text:span text:style-name="T15">[(+*)]</text:span></text:span><text:span text:style-name="T11"> will match any of the literal characters </text:span><text:span text:style-name="Source_20_Text"><text:span text:style-name="T15">'('</text:span></text:span><text:span text:style-name="T11">, </text:span><text:span text:style-name="Source_20_Text"><text:span text:style-name="T15">'+'</text:span></text:span><text:span text:style-name="T11">, </text:span><text:span text:style-name="Source_20_Text"><text:span text:style-name="T15">'*'</text:span></text:span><text:span text:style-name="T11">, or </text:span><text:span text:style-name="Source_20_Text"><text:span text:style-name="T15">')'</text:span></text:span><text:span text:style-name="T11">.</text:span></text:p>
      <text:p text:style-name="P19"/>
      <text:p text:style-name="Standard">Q5. How does compiling a regular-expression object benefit you?</text:p>
      <text:p text:style-name="P20">Ans: We can combine a regular expression pattern into pattern objects, which can be used for pattern matching. It also helps to search a pattern again without rewriting it.</text:p>
      <text:p text:style-name="P1"><text:span text:style-name="T28">import</text:span><text:span text:style-name="T29"> re</text:span></text:p>
      <text:p text:style-name="P3"><text:span text:style-name="T29">pattern</text:span><text:span text:style-name="T30">=</text:span><text:span text:style-name="T29">re</text:span><text:span text:style-name="T30">.</text:span><text:span text:style-name="T29">compile</text:span><text:span text:style-name="T30">(</text:span><text:span text:style-name="T31">'</text:span><text:span text:style-name="T32">IN</text:span><text:span text:style-name="T31">'</text:span><text:span text:style-name="T30">)</text:span></text:p>
      <text:p text:style-name="P3"><text:span text:style-name="T29">result</text:span><text:span text:style-name="T30">=</text:span><text:span text:style-name="T29">pattern</text:span><text:span text:style-name="T30">.</text:span><text:span text:style-name="T29">findall</text:span><text:span text:style-name="T30">(</text:span><text:span text:style-name="T31">'</text:span><text:span text:style-name="T32">IN Ienuron IN</text:span><text:span text:style-name="T31">'</text:span><text:span text:style-name="T30">)</text:span></text:p>
      <text:p text:style-name="P3"><text:span text:style-name="T28">print</text:span><text:span text:style-name="T29"> result</text:span></text:p>
      <text:p text:style-name="P3"><text:span text:style-name="T29">result2</text:span><text:span text:style-name="T30">=</text:span><text:span text:style-name="T29">pattern</text:span><text:span text:style-name="T30">.</text:span><text:span text:style-name="T29">findall</text:span><text:span text:style-name="T30">(</text:span><text:span text:style-name="T31">'T</text:span><text:span text:style-name="T32">N</text:span><text:span text:style-name="T31"> is most popular site of India'</text:span><text:span text:style-name="T30">)</text:span></text:p>
      <text:p text:style-name="P2"><text:span text:style-name="T28">print</text:span><text:span text:style-name="T29"> result2</text:span></text:p>
      <text:p text:style-name="P4">[‘IN’, ‘IN]</text:p>
      <text:p text:style-name="P4">[‘IN’]</text:p>
      <text:p text:style-name="Standard"/>
      <text:p text:style-name="Standard">Q6. What are some examples of how to use the match object returned by re.match and re.search?</text:p>
      <text:p text:style-name="P21"><text:span text:style-name="T33">And:</text:span><text:span text:style-name="T4"> </text:span><text:span text:style-name="Source_20_Text"><text:span text:style-name="T16">re.</text:span></text:span><text:span text:style-name="Source_20_Text"><text:span text:style-name="T17">match</text:span></text:span><text:span text:style-name="T13">(</text:span><text:span text:style-name="Emphasis"><text:span text:style-name="T25">pattern</text:span></text:span><text:span text:style-name="T12">, </text:span><text:span text:style-name="Emphasis"><text:span text:style-name="T25">string</text:span></text:span><text:span text:style-name="T12">, </text:span><text:span text:style-name="Emphasis"><text:span text:style-name="T25">flags=0</text:span></text:span><text:span text:style-name="T13">)</text:span><text:span text:style-name="T3"> </text:span></text:p>
      <text:p text:style-name="Standard"><text:tab/><text:span text:style-name="T33">ex. <text:tab/>import re</text:span></text:p>
      <text:p text:style-name="Standard"><text:tab/><text:tab/>re.match ('\wo','dog')</text:p>
      <text:p text:style-name="P5"><text:tab/><text:tab/>&lt;re.Match object; span=(0, 2), match='do'&gt;</text:p>
      <text:p text:style-name="P6"><text:soft-page-break/>m = re.match(r"(\w+) (\w+)", "Isaac Newton, physicist")<text:line-break/>m[0]<text:line-break/>'Isaac Newton’</text:p>
      <text:p text:style-name="P6">m[1]<text:line-break/>'Isaac'</text:p>
      <text:p text:style-name="P6">m[2]</text:p>
      <text:p text:style-name="P5">'Newton'</text:p>
      <text:p text:style-name="P5"/>
      <text:p text:style-name="P5">m = re.match(r"(\d+)\.(\d+)", "24.1632")</text:p>
      <text:p text:style-name="P5">m.groups()</text:p>
      <text:p text:style-name="P5">('24', '1632')</text:p>
      <text:p text:style-name="P9"/>
      <text:p text:style-name="P5"><text:span text:style-name="Source_20_Text"><text:span text:style-name="T24">Pattern.</text:span></text:span><text:span text:style-name="Source_20_Text"><text:span text:style-name="T27">match</text:span></text:span><text:span text:style-name="T23">(</text:span><text:span text:style-name="Emphasis"><text:span text:style-name="T26">string</text:span></text:span><text:span text:style-name="T23">[</text:span><text:span text:style-name="T22">, </text:span><text:span text:style-name="Emphasis"><text:span text:style-name="T26">pos</text:span></text:span><text:span text:style-name="T23">[</text:span><text:span text:style-name="T22">, </text:span><text:span text:style-name="Emphasis"><text:span text:style-name="T26">endpos</text:span></text:span><text:span text:style-name="T23">]])</text:span><text:span text:style-name="T3"> </text:span></text:p>
      <text:p text:style-name="P8">pattern = re.compile("o")</text:p>
      <text:p text:style-name="P7"><text:span text:style-name="T35">pattern.match("dog") <text:s text:c="5"/># No match as "o" is not at the start of "dog".</text:span></text:p>
      <text:p text:style-name="P7"><text:span text:style-name="T35">pattern.match("dog", 1) <text:s text:c="2"/># Match as "o" is the 2nd character of "dog".</text:span></text:p>
      <text:p text:style-name="P7"><text:span text:style-name="T35">&lt;re.Match object; span=(1, 2), match='o'&gt;</text:span></text:p>
      <text:p text:style-name="P5"><text:span text:style-name="T3"/></text:p>
      <text:p text:style-name="P5"><text:span text:style-name="Source_20_Text"><text:span text:style-name="T24">re.</text:span></text:span><text:span text:style-name="Source_20_Text"><text:span text:style-name="T27">search</text:span></text:span><text:span text:style-name="T23">(</text:span><text:span text:style-name="Emphasis"><text:span text:style-name="T26">pattern</text:span></text:span><text:span text:style-name="T22">, </text:span><text:span text:style-name="Emphasis"><text:span text:style-name="T26">string</text:span></text:span><text:span text:style-name="T22">, </text:span><text:span text:style-name="Emphasis"><text:span text:style-name="T26">flags=0</text:span></text:span><text:span text:style-name="T23">)</text:span><text:a xlink:type="simple" xlink:href="https://docs.python.org/3/library/re.html#re.search" text:style-name="Internet_20_link" text:visited-style-name="Visited_20_Internet_20_Link"><text:span text:style-name="T34">¶</text:span></text:a><text:span text:style-name="T3"> </text:span></text:p>
      <text:p text:style-name="P8">re.search(('d\w+'),'dog are dogs')</text:p>
      <text:p text:style-name="P8">&lt;re.Match object; span=(0, 3), match='dog'&gt;</text:p>
      <text:p text:style-name="P8"/>
      <text:p text:style-name="P8"/>
      <text:p text:style-name="P15"/>
      <text:p text:style-name="Standard">Q7. What is the difference between using a vertical bar (|) as an alteration and using square brackets</text:p>
      <text:p text:style-name="Standard">as a character set?</text:p>
      <text:p text:style-name="P22">Ans: <text:s/>‘|’ creates a regular expression that will match either the character on right or left of | (vertical bar). Its a non greedy operator. Using square bracket | will be literal that can be matched in the string. </text:p>
      <text:p text:style-name="Standard">Q8. In regular-expression search patterns, why is it necessary to use the raw-string indicator (r)? In  </text:p>
      <text:p text:style-name="Standard">replacement strings?</text:p>
      <text:p text:style-name="P23"><text:span text:style-name="T36">And: Regular Expressions usually contain a lot of backslashes(\). When using Python's “re” module , regular expressions are represented as strings. So, like all strings with a lot of backslashes, they are more readable when written in raw literal for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Arial, sans-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Helvetica, 'Lucida Sans Unicode', 'Lucida Grande', Arial, Verdana, sansSerif"/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monospace" svg:font-family="monospace"/>
    <style:font-face style:name="monospace1" svg:font-family="monospace, monospace"/>
    <style:font-face style:name="var bs-font-monospace" svg:font-family="'var bs-font-monospace'"/>
    <style:font-face style:name="var code-font" svg:font-family="'var cod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00:43:10.815000000</meta:creation-date>
    <dc:date>2022-08-10T01:46:57.716000000</dc:date>
    <meta:editing-duration>PT2M34S</meta:editing-duration>
    <meta:editing-cycles>1</meta:editing-cycles>
    <meta:document-statistic meta:table-count="1" meta:image-count="0" meta:object-count="0" meta:page-count="2" meta:paragraph-count="66" meta:word-count="575" meta:character-count="3770" meta:non-whitespace-character-count="3211"/>
    <meta:generator>LibreOffice/7.3.5.2$Windows_X86_64 LibreOffice_project/184fe81b8c8c30d8b5082578aee2fed2ea847c01</meta:generator>
  </office:meta>
</office:document-meta>
</file>